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Table1" style:family="table">
      <style:table-properties table:align="left" style:width="19.076cm" fo:margin-left="0cm"/>
    </style:style>
    <style:style style:name="Column1" style:family="table-column">
      <style:table-column-properties style:column-width="4.022cm"/>
    </style:style>
    <style:style style:name="Column2" style:family="table-column">
      <style:table-column-properties style:column-width="3.784cm"/>
    </style:style>
    <style:style style:name="Column3" style:family="table-column">
      <style:table-column-properties style:column-width="4.154cm"/>
    </style:style>
    <style:style style:name="Column4" style:family="table-column">
      <style:table-column-properties style:column-width="7.117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>
      <style:text-properties fo:font-weight="bold" style:font-weight-asian="bold" style:font-weight-complex="bold"/>
    </style:style>
    <style:style style:name="T60_4" style:family="text"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</office:automatic-styles>
  <office:body>
    <office:text>
      <text:p text:style-name="P1"/>
      <text:p text:style-name="P2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3"><text:span text:style-name="T3_1">Months</text:span><text:span text:style-name="T3_2"><text:s/></text:span><text:span text:style-name="T3_3">of</text:span><text:span text:style-name="T3_4"><text:s/></text:span><text:span text:style-name="T3_5">the</text:span><text:span text:style-name="T3_6"><text:s/></text:span><text:span text:style-name="T3_7">Year</text:span><text:span text:style-name="T3_8">:</text:span></text:p>
            <text:p text:style-name="P4"><text:span text:style-name="T4_1">January</text:span></text:p>
            <text:p text:style-name="P5"><text:span text:style-name="T5_1">February</text:span></text:p>
            <text:p text:style-name="P6"><text:span text:style-name="T6_1">March</text:span></text:p>
            <text:p text:style-name="P7"><text:span text:style-name="T7_1">April</text:span></text:p>
            <text:p text:style-name="P8"><text:span text:style-name="T8_1">May</text:span></text:p>
            <text:p text:style-name="P9"><text:span text:style-name="T9_1">June</text:span></text:p>
            <text:p text:style-name="P10"><text:span text:style-name="T10_1">July</text:span></text:p>
            <text:p text:style-name="P11"><text:span text:style-name="T11_1">August</text:span></text:p>
            <text:p text:style-name="P12"><text:span text:style-name="T12_1">September</text:span></text:p>
            <text:p text:style-name="P13"><text:span text:style-name="T13_1">October</text:span></text:p>
            <text:p text:style-name="P14"><text:span text:style-name="T14_1">November</text:span></text:p>
            <text:p text:style-name="P15"><text:span text:style-name="T15_1">December</text:span></text:p>
            <text:p text:style-name="P16"/>
            <text:p text:style-name="P17"><text:span text:style-name="T17_1">Common</text:span><text:span text:style-name="T17_2"><text:s/></text:span><text:span text:style-name="T17_3">Names</text:span><text:span text:style-name="T17_4">:</text:span></text:p>
            <text:p text:style-name="P18"><text:span text:style-name="T18_1">John</text:span><text:span text:style-name="T18_2"><text:s/></text:span><text:span text:style-name="T18_3">Smith</text:span></text:p>
            <text:p text:style-name="P19"><text:span text:style-name="T19_1">Sarah</text:span></text:p>
            <text:p text:style-name="P20"><text:span text:style-name="T20_1">Simon</text:span></text:p>
            <text:p text:style-name="P21"><text:span text:style-name="T21_1">David</text:span></text:p>
            <text:p text:style-name="P22"><text:span text:style-name="T22_1">Mary</text:span></text:p>
            <text:p text:style-name="P23"><text:span text:style-name="T23_1">Nick</text:span></text:p>
            <text:p text:style-name="P24"><text:span text:style-name="T24_1">Mr</text:span><text:span text:style-name="T24_2"><text:s/></text:span><text:span text:style-name="T24_3">Brown</text:span></text:p>
            <text:p text:style-name="P25"><text:span text:style-name="T25_1">Liz</text:span></text:p>
          </table:table-cell>
          <table:table-cell table:style-name="Cell2">
            <text:p text:style-name="P26"><text:span text:style-name="T26_1">Days</text:span><text:span text:style-name="T26_2"><text:s/></text:span><text:span text:style-name="T26_3">of</text:span><text:span text:style-name="T26_4"><text:s/></text:span><text:span text:style-name="T26_5">the</text:span><text:span text:style-name="T26_6"><text:s/></text:span><text:span text:style-name="T26_7">week</text:span><text:span text:style-name="T26_8">:</text:span></text:p>
            <text:p text:style-name="P27"><text:span text:style-name="T27_1">Saturday</text:span></text:p>
            <text:p text:style-name="P28"><text:span text:style-name="T28_1">Sunday</text:span></text:p>
            <text:p text:style-name="P29"><text:span text:style-name="T29_1">Monday</text:span></text:p>
            <text:p text:style-name="P30"><text:span text:style-name="T30_1">Tuesday</text:span></text:p>
            <text:p text:style-name="P31"><text:span text:style-name="T31_1">Wednesday</text:span></text:p>
            <text:p text:style-name="P32"><text:span text:style-name="T32_1">Thursday</text:span></text:p>
            <text:p text:style-name="P33"><text:span text:style-name="T33_1">Friday</text:span></text:p>
            <text:p text:style-name="P34"/>
            <text:p text:style-name="P35"><text:span text:style-name="T35_1">Common</text:span><text:span text:style-name="T35_2"><text:s/></text:span><text:span text:style-name="T35_3">Place</text:span><text:span text:style-name="T35_4">:</text:span></text:p>
            <text:p text:style-name="P36"><text:span text:style-name="T36_1">Public</text:span><text:span text:style-name="T36_2"><text:s/></text:span><text:span text:style-name="T36_3">Library</text:span></text:p>
            <text:p text:style-name="P37"><text:span text:style-name="T37_1">Cafeteria</text:span></text:p>
            <text:p text:style-name="P38"><text:span text:style-name="T38_1">University</text:span></text:p>
            <text:p text:style-name="P39"><text:span text:style-name="T39_1">Department</text:span></text:p>
            <text:p text:style-name="P40"><text:span text:style-name="T40_1">Toilet</text:span></text:p>
            <text:p text:style-name="P41"><text:span text:style-name="T41_1">Cinema</text:span></text:p>
            <text:p text:style-name="P42"><text:span text:style-name="T42_1">Theater</text:span></text:p>
            <text:p text:style-name="P43"><text:span text:style-name="T43_1">Luna</text:span><text:span text:style-name="T43_2"><text:s/></text:span><text:span text:style-name="T43_3">Park</text:span></text:p>
            <text:p text:style-name="P44"><text:span text:style-name="T44_1">Shopping</text:span><text:span text:style-name="T44_2"><text:s/></text:span><text:span text:style-name="T44_3">Mall</text:span></text:p>
            <text:p text:style-name="P45"/>
          </table:table-cell>
          <table:table-cell table:style-name="Cell3">
            <text:p text:style-name="P46"><text:span text:style-name="T46_1">Season</text:span><text:span text:style-name="T46_2"><text:s/></text:span><text:span text:style-name="T46_3">of</text:span><text:span text:style-name="T46_4"><text:s/></text:span><text:span text:style-name="T46_5">the</text:span><text:span text:style-name="T46_6"><text:s/></text:span><text:span text:style-name="T46_7">Year</text:span><text:span text:style-name="T46_8">:</text:span></text:p>
            <text:p text:style-name="P47"><text:span text:style-name="T47_1">Spring</text:span></text:p>
            <text:p text:style-name="P48"><text:span text:style-name="T48_1">Summer</text:span></text:p>
            <text:p text:style-name="P49"><text:span text:style-name="T49_1">Winter</text:span></text:p>
            <text:p text:style-name="P50"><text:span text:style-name="T50_1">Autumn</text:span></text:p>
          </table:table-cell>
          <table:table-cell table:style-name="Cell4">
            <text:p text:style-name="P51"><text:span text:style-name="T51_1">Common</text:span><text:span text:style-name="T51_2"><text:s/></text:span><text:span text:style-name="T51_3">Nationalities</text:span><text:span text:style-name="T51_4">:</text:span></text:p>
            <text:p text:style-name="P52"><text:span text:style-name="T52_1">Bangladeshis</text:span></text:p>
            <text:p text:style-name="P53"><text:span text:style-name="T53_1">Canadians</text:span></text:p>
            <text:p text:style-name="P54"><text:span text:style-name="T54_1">Brazilians</text:span></text:p>
            <text:p text:style-name="P55"><text:span text:style-name="T55_1">Muslims</text:span></text:p>
            <text:p text:style-name="P56"><text:span text:style-name="T56_1">Christians</text:span></text:p>
            <text:p text:style-name="P57"><text:span text:style-name="T57_1">Hindus</text:span></text:p>
            <text:p text:style-name="P58"><text:span text:style-name="T58_1">Jewess</text:span></text:p>
          </table:table-cell>
        </table:table-row>
      </table:table>
      <text:p text:style-name="P59"/>
      <text:p text:style-name="P60"><text:span text:style-name="T60_1">Common</text:span><text:span text:style-name="T60_2"><text:s/></text:span><text:span text:style-name="T60_3">Words</text:span><text:span text:style-name="T60_4">:</text:span></text:p>
      <text:p text:style-name="P61"><text:span text:style-name="T61_1">Pizza</text:span></text:p>
      <text:p text:style-name="P62"><text:span text:style-name="T62_1">Bicycles</text:span></text:p>
      <text:p text:style-name="P63"><text:span text:style-name="T63_1">Community</text:span></text:p>
      <text:p text:style-name="P64"><text:span text:style-name="T64_1">Fundraiser</text:span></text:p>
      <text:p text:style-name="P65"><text:span text:style-name="T65_1">Charity</text:span><text:span text:style-name="T65_2"><text:s/></text:span><text:span text:style-name="T65_3">work</text:span></text:p>
      <text:p text:style-name="P66"><text:span text:style-name="T66_1">Museum</text:span></text:p>
      <text:p text:style-name="P67"><text:span text:style-name="T67_1">Grassroots</text:span></text:p>
      <text:p text:style-name="P68"><text:span text:style-name="T68_1">Government</text:span></text:p>
      <text:p text:style-name="P69"><text:span text:style-name="T69_1">Environment</text:span></text:p>
      <text:p text:style-name="P70"><text:span text:style-name="T70_1">Their</text:span></text:p>
      <text:p text:style-name="P71"><text:span text:style-name="T71_1">Different</text:span></text:p>
      <text:p text:style-name="P72"><text:span text:style-name="T72_1">Believe</text:span></text:p>
      <text:p text:style-name="P73"><text:span text:style-name="T73_1">Percentage</text:span></text:p>
      <text:p text:style-name="P74"><text:span text:style-name="T74_1">Society</text:span></text:p>
      <text:p text:style-name="P75"><text:span text:style-name="T75_1">Until</text:span></text:p>
      <text:p text:style-name="P76"><text:span text:style-name="T76_1">Definitely</text:span></text:p>
      <text:p text:style-name="P77"><text:span text:style-name="T77_1">Which</text:span></text:p>
      <text:p text:style-name="P78"><text:span text:style-name="T78_1">Nowadays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7cm" fo:padding-bottom="0cm" fo:margin-bottom="1.249cm" fo:padding-left="0cm" fo:margin-left="1.27cm" fo:padding-right="0cm" fo:margin-right="1.27cm"/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</office:automatic-styles>
  <office:master-styles>
    <style:master-page style:name="Standard" style:page-layout-name="pm1">
      <style:footer>
        <text:p text:style-name="P1"><text:span text:style-name="T1_1">Page</text:span><text:span text:style-name="T1_2"><text:s/></text:span><text:span text:style-name="T1_3"><text:page-number text:select-page="current"/></text:span><text:span text:style-name="T1_4"><text:s/></text:span><text:span text:style-name="T1_5">of</text:span><text:span text:style-name="T1_6"><text:s/></text:span><text:span text:style-name="T1_7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